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>
      <style:paragraph-properties style:writing-mode="lr-tb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Linux"/>Linux </text:h>
      <text:h text:style-name="Heading_20_2" text:outline-level="2"><text:bookmark text:name="Installation_3"/>Installation </text:h>
      <text:list xml:id="list1564748807" text:style-name="L1">
        <text:list-item>
          <text:p text:style-name="P3">Download the latest version of VirtualBox from <text:a xlink:type="simple" xlink:href="http://www.virtualbox.org/wiki/Linux_Downloads">http://www.virtualbox.org/wiki/Linux_Downloads</text:a> by clicking <text:span text:style-name="T1">i386</text:span> (if you're running a 32-bit OS) or <text:span text:style-name="T1">AMD64</text:span> (if you're running a 64-bit OS) to the right of your particular distribution. </text:p>
        </text:list-item>
        <text:list-item>
          <text:p text:style-name="P3">Install VirtualBox via the file you just downloaded in a manner consistent with your distribution (as with <text:span text:style-name="Teletype">dpkg</text:span>, <text:span text:style-name="Teletype">rpm</text:span>, or <text:span text:style-name="Teletype">yum</text:span>). </text:p>
        </text:list-item>
        <text:list-item>
          <text:p text:style-name="P3">Launch VirtualBox, as by single- or double-clicking its icon, wherever you installed it. </text:p>
        </text:list-item>
        <text:list-item>
          <text:p text:style-name="P3">Select <text:span text:style-name="T1">Preferences...</text:span> under VirtualBox's <text:span text:style-name="T1">File</text:span> menu. </text:p>
        </text:list-item>
        <text:list-item>
          <text:p text:style-name="P3">Click <text:span text:style-name="T1">Network</text:span>. </text:p>
        </text:list-item>
        <text:list-item>
          <text:p text:style-name="P3">If <text:span text:style-name="T1">VirtualBox Host-Only Ethernet Adapter</text:span> does not already appear in the white box under <text:span text:style-name="T1">Host-only Networks</text:span>, click the <draw:a xlink:type="simple" xlink:href="https://manual.cs50.net/File:Virtualbox-plus.png"><draw:frame draw:style-name="fr1" draw:name="graphics1" text:anchor-type="as-char" svg:width="0.476cm" svg:height="0.476cm" draw:z-index="0"><draw:image xlink:href="https://manual.cs50.net/images/5/5d/Virtualbox-plus.png" xlink:type="simple" xlink:show="embed" xlink:actuate="onLoad"/><svg:title>Virtualbox-plus.png</svg:title></draw:frame></draw:a> icon to the right of that box, and <text:span text:style-name="T1">VirtualBox Host-Only Ethernet Adapter</text:span> should then appear in the box. </text:p>
        </text:list-item>
        <text:list-item>
          <text:p text:style-name="P3">Click <text:span text:style-name="T1">VirtualBox Host-Only Ethernet Adapter</text:span> in the white box under <text:span text:style-name="T1">Host-only Networks</text:span> in order to highlight it, if not highlighted already, then click the <draw:a xlink:type="simple" xlink:href="https://manual.cs50.net/File:Virtualbox-screwdriver.png"><draw:frame draw:style-name="fr1" draw:name="graphics2" text:anchor-type="as-char" svg:width="0.476cm" svg:height="0.476cm" draw:z-index="1"><draw:image xlink:href="https://manual.cs50.net/images/2/25/Virtualbox-screwdriver.png" xlink:type="simple" xlink:show="embed" xlink:actuate="onLoad"/><svg:title>Virtualbox-screwdriver.png</svg:title></draw:frame></draw:a> icon at right. </text:p>
        </text:list-item>
        <text:list-item>
          <text:p text:style-name="P3">Click <text:span text:style-name="T1">Adapter</text:span>, if not highlighted already, and ensure that the four text fields below are as follows: </text:p>
          <text:list>
            <text:list-item>
              <text:p text:style-name="P3"><text:span text:style-name="T1">IPv4 Address:</text:span> 192.168.56.1 </text:p>
            </text:list-item>
            <text:list-item>
              <text:p text:style-name="P3"><text:span text:style-name="T1">IPv4 Network Mask:</text:span> 255.255.255.0 </text:p>
            </text:list-item>
            <text:list-item>
              <text:p text:style-name="P3"><text:span text:style-name="T1">IPv6 Address:</text:span> </text:p>
            </text:list-item>
            <text:list-item>
              <text:p text:style-name="P3"><text:span text:style-name="T1">IPv6 Network Mask:</text:span> 0 </text:p>
            </text:list-item>
          </text:list>
        </text:list-item>
        <text:list-item>
          <text:p text:style-name="P3">Click <text:span text:style-name="T1">OK</text:span>. </text:p>
        </text:list-item>
        <text:list-item>
          <text:p text:style-name="P3">Click <text:span text:style-name="T1">DHCP Server</text:span>. Ensure that <text:span text:style-name="T1">Enable Server</text:span> is checked and that the window contains precisely these values: </text:p>
          <text:list>
            <text:list-item>
              <text:p text:style-name="P3"><text:span text:style-name="T1">Server Address:</text:span> 192.168.56.100 </text:p>
            </text:list-item>
            <text:list-item>
              <text:p text:style-name="P3"><text:span text:style-name="T1">Server Mask:</text:span> 255.255.255.0 </text:p>
            </text:list-item>
            <text:list-item>
              <text:p text:style-name="P3"><text:span text:style-name="T1">Lower Address Bound:</text:span> 192.168.56.101 </text:p>
            </text:list-item>
            <text:list-item>
              <text:p text:style-name="P3"><text:span text:style-name="T1">Upper Address Bound:</text:span> 192.168.56.254 </text:p>
            </text:list-item>
          </text:list>
        </text:list-item>
        <text:list-item>
          <text:p text:style-name="P3">Click <text:span text:style-name="T1">OK</text:span>. </text:p>
        </text:list-item>
        <text:list-item>
          <text:p text:style-name="P3">Click <text:span text:style-name="T1">OK</text:span>. </text:p>
        </text:list-item>
        <text:list-item>
          <text:p text:style-name="P3">Download a ZIP file of the <text:a xlink:type="simple" xlink:href="https://manual.cs50.net/CS50_Appliance_17">CS50 Appliance</text:a> at <text:a xlink:type="simple" xlink:href="http://mirror.cs50.net/appliance50/17/i386/appliance50-17-9-ovf.zip">http://mirror.cs50.net/appliance50/17/i386/appliance50-17-9-ovf.zip</text:a> (<text:a xlink:type="simple" xlink:href="http://mirror.cs50.net.s3.amazonaws.com/appliance50/17/i386/appliance50-17-9-ovf.zip?torrent">torrent</text:a>). That ZIP file is over 1GB in size, so it might take a while to download. </text:p>
        </text:list-item>
        <text:list-item>
          <text:p text:style-name="P3">Once downloaded, unzip the ZIP file, and you should have a folder named <text:span text:style-name="T1">appliance50-17</text:span> with two files within (<text:span text:style-name="T1">appliance50-17.ovf</text:span> and <text:span text:style-name="T1">appliance50-17.vmdk</text:span>). Odds are that folder's in your <text:span text:style-name="T1">Downloads</text:span> folder, unless you saved it elsewhere. Do <text:span text:style-name="T2">not</text:span> double-click <text:span text:style-name="T1">appliance50-17.ovf</text:span> or <text:span text:style-name="T1">appliance50-17.vmdk</text:span>. </text:p>
        </text:list-item>
        <text:list-item>
          <text:p text:style-name="P3">Launch VirtualBox, if not running already, as by single- or double-clicking its icon, wherever you installed it. </text:p>
        </text:list-item>
        <text:list-item>
          <text:p text:style-name="P3">Select <text:span text:style-name="T1">Import Appliance...</text:span> from VirtualBox's <text:span text:style-name="T1">File</text:span> menu. </text:p>
        </text:list-item>
        <text:list-item>
          <text:p text:style-name="P3">Click <text:span text:style-name="T1">Open Appliance</text:span>. </text:p>
        </text:list-item>
        <text:list-item>
          <text:p text:style-name="P3">Navigate your way to the <text:span text:style-name="T1">appliance50-17</text:span> folder that you unzipped, highlight the <text:span text:style-name="T1">appliance50-17.ovf</text:span> file within, and click <text:span text:style-name="T1">Open</text:span>. Then click <text:span text:style-name="T1">Continue</text:span>. </text:p>
        </text:list-item>
        <text:list-item>
          <text:p text:style-name="P3">You should see a summary of the appliance's settings. Click <text:span text:style-name="T1">Import</text:span>, and you'll see <text:span text:style-name="T1">CS50 Appliance 17</text:span> in VirtualBox's left-hand menu after a few seconds or minutes. </text:p>
        </text:list-item>
        <text:list-item>
          <text:p text:style-name="P1">Click <text:span text:style-name="T1">CS50 Appliance 17</text:span> to highlight it, then click <text:span text:style-name="T1">Start</text:span> to start the appliance. If you see a <text:soft-page-break/>black-and-white screen entitled <text:span text:style-name="T1">GNU GRUB</text:span>, no need to do anything; the appliance will continue to boot after a few seconds! </text:p>
        </text:list-item>
      </text:list>
      <text:p text:style-name="Text_20_body">If you ultimately find that the <text:a xlink:type="simple" xlink:href="https://manual.cs50.net/CS50_Appliance_17">CS50 Appliance</text:a> runs unbearably slow within VirtualBox, you might need to enable <text:a xlink:type="simple" xlink:href="https://manual.cs50.net/Hardware_Virtualization">hardware virtualization</text:a> on your PC. </text:p>
      <text:h text:style-name="Heading_20_2" text:outline-level="2"><text:bookmark text:name="Troubleshooting_3"/>Troubleshooting </text:h>
      <text:h text:style-name="Heading_20_3" text:outline-level="3"><text:bookmark text:name="Nonexistent_host_networking_interface.2C_name_.27.27_.28VERR_INTERNAL_ERROR.29_3"/>Nonexistent host networking interface, name '' (VERR_INTERNAL_ERROR) </text:h>
      <text:p text:style-name="Text_20_body">For some reason, VirtualBox doesn't always come with a "host-only adapter" configured. (A "host-only adapter" lets you connect to the <text:a xlink:type="simple" xlink:href="https://manual.cs50.net/CS50_Appliance_17">CS50 Appliance</text:a> via HTTP, SSH, and the like.) To resolve this problem: </text:p>
      <text:list xml:id="list1850812995" text:style-name="L2">
        <text:list-item>
          <text:p text:style-name="P4">Launch VirtualBox. (If VirtualBox is already running, shut down any virtual machines that are running, as by clicking the red circle in the top-left corner of each's window.) </text:p>
        </text:list-item>
        <text:list-item>
          <text:p text:style-name="P4">Select <text:span text:style-name="T1">Preferences...</text:span> under VirtualBox's <text:span text:style-name="T1">File</text:span> menu. </text:p>
        </text:list-item>
        <text:list-item>
          <text:p text:style-name="P4">Click <text:span text:style-name="T1">Network</text:span>. </text:p>
        </text:list-item>
        <text:list-item>
          <text:p text:style-name="P4">Assuming nothing appears in the white box under <text:span text:style-name="T1">Host-only Networks</text:span>, click the <draw:a xlink:type="simple" xlink:href="https://manual.cs50.net/File:Virtualbox-plus.png"><draw:frame draw:style-name="fr1" draw:name="graphics3" text:anchor-type="as-char" svg:width="0.476cm" svg:height="0.476cm" draw:z-index="2"><draw:image xlink:href="https://manual.cs50.net/images/5/5d/Virtualbox-plus.png" xlink:type="simple" xlink:show="embed" xlink:actuate="onLoad"/><svg:title>Virtualbox-plus.png</svg:title></draw:frame></draw:a> icon to the right of that box, and <text:span text:style-name="T1">VirtualBox Host-Only Ethernet Adapter</text:span> should then appear in the box. </text:p>
        </text:list-item>
        <text:list-item>
          <text:p text:style-name="P4">Click <text:span text:style-name="T1">OK</text:span>. </text:p>
        </text:list-item>
        <text:list-item>
          <text:p text:style-name="P4">Single-click whichever virtual machine originally triggered the error (<text:span text:style-name="T3">e.g.</text:span>, the <text:a xlink:type="simple" xlink:href="https://manual.cs50.net/CS50_Appliance_17">CS50 Appliance</text:a>), then click <text:span text:style-name="T1">Settings</text:span>. </text:p>
        </text:list-item>
        <text:list-item>
          <text:p text:style-name="P4">Click <text:span text:style-name="T1">Network</text:span>. </text:p>
        </text:list-item>
        <text:list-item>
          <text:p text:style-name="P4">Click each of <text:span text:style-name="T1">Adapter 1</text:span>, <text:span text:style-name="T1">Adapter 2</text:span>, <text:span text:style-name="T1">Adapter 3</text:span>, and <text:span text:style-name="T1">Adapter 4</text:span>. If any of them has both <text:span text:style-name="T1">Enable Network Adapter</text:span> checked and a value of <text:span text:style-name="T1">Host-only Adapter</text:span> for <text:span text:style-name="T1">Attached to</text:span> (as should the <text:a xlink:type="simple" xlink:href="https://manual.cs50.net/CS50_Appliance_17">CS50 Appliance</text:a> for <text:span text:style-name="T1">Adapter 2</text:span>), ensure that the adapter also has a value of <text:span text:style-name="T1">VirtualBox Host-Only Ethernet Adapter</text:span> now for <text:span text:style-name="T1">Name</text:span>, selecting it yourself from the drop-down menu next to <text:span text:style-name="T1">Name</text:span> yourself if necessary. </text:p>
        </text:list-item>
        <text:list-item>
          <text:p text:style-name="P4">Click <text:span text:style-name="T1">OK</text:span>. </text:p>
        </text:list-item>
        <text:list-item>
          <text:p text:style-name="P2">Start whichever virtual machine originally triggered the problem (<text:span text:style-name="T3">e.g.</text:span>, the <text:a xlink:type="simple" xlink:href="https://manual.cs50.net/CS50_Appliance_17">CS50 Appliance</text:a>); it should now be gone. </text:p>
        </text:list-item>
      </text:list>
      <text:section text:style-name="Sect1" text:name="catlinks">
        <text:p text:style-name="Text_20_body"/>
        <text:section text:style-name="Sect1" text:name="mw-normal-catlinks">
          <text:p text:style-name="P5"><text:a xlink:type="simple" xlink:href="https://manual.cs50.net/Special:Categories">Category</text:a>: <text:a xlink:type="simple" xlink:href="https://manual.cs50.net/Category:HOWTO">HOWTO</text:a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6T12:18:43</meta:creation-date>
    <dc:date>2013-01-06T12:18:59</dc:date>
    <meta:editing-duration>P0D</meta:editing-duration>
    <meta:editing-cycles>1</meta:editing-cycles>
    <meta:document-statistic meta:table-count="0" meta:image-count="3" meta:object-count="0" meta:page-count="2" meta:paragraph-count="45" meta:word-count="661" meta:character-count="4229" meta:non-whitespace-character-count="3601"/>
    <meta:generator>LibreOffice/3.6$Linux_X86_64 LibreOffice_project/360m1$Build-2</meta:generator>
  </office:meta>
</office:document-meta>
</file>